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4b80" officeooo:paragraph-rsid="00124b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se de datos compleja a futuro resuelta</text:p>
      <text:p text:style-name="P1">Diseñar la base de datos de una explotación ganadera. Después del análisis pertinente </text:p>
      <text:p text:style-name="Standard">se ha determinado que se debe almacenar la siguiente información: </text:p>
      <text:p text:style-name="Standard"> Necesitamos saber los animales (vacas o toros) que tenemos (Identificador, </text:p>
      <text:p text:style-name="Standard">Fecha Nacimiento, raza y sexo). </text:p>
      <text:p text:style-name="Standard"> Las vacas se ordeñan a diario, de cada ordeño queremos saber la cantidad de </text:p>
      <text:p text:style-name="Standard">leche extraída. </text:p>
      <text:p text:style-name="Standard"> Periódicamente (no todos los días) la leche se analiza para ver su calidad </text:p>
      <text:p text:style-name="Standard">(proteínas, grasas). </text:p>
      <text:p text:style-name="Standard"> La empresa también desea llevar un registro de las inseminaciones de vacas que </text:p>
      <text:p text:style-name="Standard">se realizan en la empresa. El semen se compra a una empresa y es de una raza </text:p>
      <text:p text:style-name="Standard">de toro determinada, queremos saber para cada inseminación si la vaca quedó </text:p>
      <text:p text:style-name="Standard">finalmente preñada (y con el semen de qué empresa). </text:p>
      <text:p text:style-name="Standard"> De las empresas externas almacenamos el CIF, Nombre, Dirección y varios </text:p>
      <text:p text:style-name="Standard">teléfonos. </text:p>
      <text:p text:style-name="Standard"> De todas las vacas algunas nacen en la empresa y otras son compradas, de las </text:p>
      <text:p text:style-name="Standard">nacidas queremos saber quien es su madre y de las compradas a qué empresa se </text:p>
      <text:p text:style-name="Standard">compraron. </text:p>
      <text:p text:style-name="Standard"> De los terneros, algunos nos los quedamos y otros se venden (precio venta, </text:p>
      <text:p text:style-name="Standard">fecha y empresa a la que se lo vendemos). </text:p>
      <text:p text:style-name="Standard">(SOLUCIÓN EN LA SIGUIENTE PÁGINA) </text:p>
      <text:p text:style-name="Standard"/>
      <text:p text:style-name="Standard"/>
      <text:p text:style-name="Standard"/>
      <text:p text:style-name="Standard">COMENTARIOS: </text:p>
      <text:p text:style-name="Standard">El tipo de entidad “Análisis” participa en un tipo de relación 1:1 con “Ordeño”. </text:p>
      <text:p text:style-name="Standard">Análisis incluye dos atributos (proteínas y grasas) que bien se podrían dejar en el tipo </text:p>
      <text:p text:style-name="Standard">de entidad Ordeño, pero dado que no todos los ordeños son analizados, para no </text:p>
      <text:p text:style-name="Standard">desperdiciar mucho espacio con nulos en los atributos Proteínas y Grasas (en los </text:p>
      <text:p text:style-name="Standard">ordeños que no son analizados), los colocamos en un tipo de entidad distinto. Esta </text:p>
      <text:p text:style-name="Standard">decisión beneficia el ahorro de espacio, pero podría perjudicar los tiempos de respuesta </text:p>
      <text:p text:style-name="Standard">de hipotéticas consultas (debido a la necesidad de un join adicional). </text:p>
      <text:p text:style-name="Standard">El atributo “resultado” indica si hubo un aborto, o si nació pero murió en el parto, o </text:p>
      <text:p text:style-name="Standard">cualquier otro dato que se quiera hacer constar.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8T18:14:02.049000000</meta:creation-date>
    <dc:date>2020-10-28T18:37:15.110000000</dc:date>
    <meta:editing-duration>PT13M3S</meta:editing-duration>
    <meta:editing-cycles>1</meta:editing-cycles>
    <meta:generator>LibreOffice/7.0.1.2$Windows_X86_64 LibreOffice_project/7cbcfc562f6eb6708b5ff7d7397325de9e764452</meta:generator>
    <meta:document-statistic meta:table-count="0" meta:image-count="0" meta:object-count="0" meta:page-count="1" meta:paragraph-count="31" meta:word-count="324" meta:character-count="1904" meta:non-whitespace-character-count="1582"/>
  </office:meta>
</office:document-meta>
</file>